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4E000002002B4157F761680B93.png" manifest:media-type="image/png"/>
  <manifest:file-entry manifest:full-path="Pictures/1000020100000128000000C601AE6BDC2A7E6AB9.png" manifest:media-type="image/png"/>
  <manifest:file-entry manifest:full-path="Pictures/10000201000000BC000000C6258DCA44362CD90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ter" svg:font-family="Inter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fdad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0dbd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solid" draw:fill-color="#c3fff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solid" draw:fill-color="#c3fffc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e3449" style:text-line-through-style="none" style:text-line-through-type="none" style:text-position="0% 100%" style:font-name="Inter" fo:font-size="21pt" fo:letter-spacing="normal" fo:font-style="normal" style:text-underline-style="none" fo:font-weight="normal" style:font-name-asian="Inter" style:font-size-asian="21pt" style:font-style-asian="normal" style:font-weight-asian="normal" style:font-name-complex="Inter" style:font-size-complex="21pt" style:font-style-complex="normal" style:font-weight-complex="normal"/>
    </style:style>
    <style:style style:name="T2" style:family="text">
      <style:text-properties fo:font-variant="normal" fo:text-transform="none" fo:color="#0e3449" style:text-line-through-style="none" style:text-line-through-type="none" style:text-position="0% 100%" style:font-name="Inter SemiBold" fo:font-size="40pt" fo:letter-spacing="normal" fo:font-style="normal" style:text-underline-style="none" fo:font-weight="normal" style:font-name-asian="Inter SemiBold" style:font-size-asian="40pt" style:font-style-asian="normal" style:font-weight-asian="normal" style:font-name-complex="Inter SemiBold" style:font-size-complex="40pt" style:font-style-complex="normal" style:font-weight-complex="normal"/>
    </style:style>
    <style:style style:name="T3" style:family="text">
      <style:text-properties fo:font-variant="normal" fo:text-transform="none" fo:color="#015955" style:text-line-through-style="none" style:text-line-through-type="none" style:text-position="0% 100%" style:font-name="Inter" fo:font-size="24pt" fo:letter-spacing="normal" fo:font-style="normal" style:text-underline-style="none" fo:font-weight="normal" style:font-name-asian="Inter" style:font-size-asian="24pt" style:font-style-asian="normal" style:font-weight-asian="normal" style:font-name-complex="Inter" style:font-size-complex="24pt" style:font-style-complex="normal" style:font-weight-complex="normal"/>
    </style:style>
    <style:style style:name="T4" style:family="text">
      <style:text-properties fo:font-variant="normal" fo:text-transform="none" fo:color="#0e3449" style:text-line-through-style="none" style:text-line-through-type="none" style:text-position="0% 100%" style:font-name="Inter SemiBold" fo:font-size="25pt" fo:letter-spacing="normal" fo:font-style="normal" style:text-underline-style="none" fo:font-weight="normal" style:font-name-asian="Inter SemiBold" style:font-size-asian="25pt" style:font-style-asian="normal" style:font-weight-asian="normal" style:font-name-complex="Inter SemiBold" style:font-size-complex="25pt" style:font-style-complex="normal" style:font-weight-complex="normal"/>
    </style:style>
    <style:style style:name="T5" style:family="text">
      <style:text-properties fo:font-variant="normal" fo:text-transform="none" fo:color="#0e3449" style:text-line-through-style="none" style:text-line-through-type="none" style:text-position="0% 100%" style:font-name="Inter SemiBold" fo:font-size="52pt" fo:letter-spacing="normal" fo:font-style="normal" style:text-underline-style="none" fo:font-weight="normal" style:font-name-asian="Inter SemiBold" style:font-size-asian="52pt" style:font-style-asian="normal" style:font-weight-asian="normal" style:font-name-complex="Inter SemiBold" style:font-size-complex="5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17.994cm" svg:height="1.715cm" svg:x="4.773cm" svg:y="2.408cm" presentation:class="title" presentation:user-transformed="true">
          <draw:text-box>
            <text:p text:style-name="P1"><text:span text:style-name="T1">Your Tech Bootcamp</text:span></text:p>
          </draw:text-box>
        </draw:frame>
        <draw:frame draw:name="Google Shape;55;p13" draw:style-name="gr1" draw:text-style-name="P3" draw:layer="layout" svg:width="2.002cm" svg:height="2.108cm" svg:x="2.346cm" svg:y="2.211cm">
          <draw:image xlink:href="Pictures/10000201000000BC000000C6258DCA44362CD905.png" xlink:type="simple" xlink:show="embed" xlink:actuate="onLoad">
            <text:p/>
          </draw:image>
        </draw:frame>
        <draw:frame draw:name="Google Shape;56;p13" presentation:style-name="pr1" draw:text-style-name="P2" draw:layer="layout" svg:width="20.198cm" svg:height="2.567cm" svg:x="2.346cm" svg:y="6.181cm" presentation:class="title" presentation:user-transformed="true">
          <draw:text-box>
            <text:p text:style-name="P1"><text:span text:style-name="T2">Group # - Project name</text:span></text:p>
          </draw:text-box>
        </draw:frame>
        <presentation:notes draw:style-name="dp2">
          <draw:page-thumbnail draw:name="Google Shape;51;ga5178bf3d4_2_0:notes" draw:style-name="gr2" draw:layer="layout" svg:width="16.932cm" svg:height="9.524cm" svg:x="1.059cm" svg:y="1.905cm" draw:page-number="1" presentation:class="page"/>
          <draw:frame draw:name="Google Shape;52;ga5178bf3d4_2_0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oup members" draw:style-name="dp3" draw:master-page-name="TITLE_5f_AND_5f_BODY" presentation:presentation-page-layout-name="AL2T1">
        <draw:custom-shape draw:name="Google Shape;61;p14" draw:style-name="gr3" draw:text-style-name="P5" draw:layer="layout" svg:width="9.264cm" svg:height="14.336cm" svg:x="0.015cm" svg:y="-0.04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14" presentation:style-name="pr3" draw:text-style-name="P6" draw:layer="layout" svg:width="6.98cm" svg:height="9.605cm" svg:x="1.085cm" svg:y="3.163cm" presentation:class="title" presentation:user-transformed="true">
          <draw:text-box>
            <text:p text:style-name="P1"><text:span text:style-name="T3">Group members</text:span></text:p>
          </draw:text-box>
        </draw:frame>
        <draw:frame draw:name="Google Shape;63;p14" draw:style-name="gr1" draw:text-style-name="P3" draw:layer="layout" svg:width="1.602cm" svg:height="1.071cm" svg:x="1.287cm" svg:y="1.341cm">
          <draw:image xlink:href="Pictures/1000020100000128000000C601AE6BDC2A7E6AB9.png" xlink:type="simple" xlink:show="embed" xlink:actuate="onLoad">
            <text:p/>
          </draw:image>
        </draw:frame>
        <presentation:notes draw:style-name="dp2">
          <draw:page-thumbnail draw:name="Google Shape;58;g1c7fec24e01_0_6:notes" draw:style-name="gr2" draw:layer="layout" svg:width="16.932cm" svg:height="9.524cm" svg:x="1.059cm" svg:y="1.905cm" draw:page-number="2" presentation:class="page"/>
          <draw:frame draw:name="Google Shape;59;g1c7fec24e01_0_6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frame draw:name="Google Shape;68;p15" presentation:style-name="pr3" draw:text-style-name="P6" draw:layer="layout" svg:width="14.763cm" svg:height="1.48cm" svg:x="3.313cm" svg:y="1.12cm" presentation:class="title" presentation:user-transformed="true">
          <draw:text-box>
            <text:p text:style-name="P1"><text:span text:style-name="T4">Pitch</text:span></text:p>
          </draw:text-box>
        </draw:frame>
        <draw:custom-shape draw:name="Google Shape;69;p15" draw:style-name="gr3" draw:text-style-name="P5" draw:layer="layout" svg:width="25.399cm" svg:height="0.697cm" svg:x="0.028cm" svg:y="13.58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0;p15" draw:style-name="gr1" draw:text-style-name="P3" draw:layer="layout" svg:width="1.602cm" svg:height="1.071cm" svg:x="1.287cm" svg:y="1.341cm">
          <draw:image xlink:href="Pictures/1000020100000128000000C601AE6BDC2A7E6AB9.png" xlink:type="simple" xlink:show="embed" xlink:actuate="onLoad">
            <text:p/>
          </draw:image>
        </draw:frame>
        <presentation:notes draw:style-name="dp2">
          <draw:page-thumbnail draw:name="Google Shape;65;ga5178bf3d4_2_17:notes" draw:style-name="gr2" draw:layer="layout" svg:width="16.932cm" svg:height="9.524cm" svg:x="1.059cm" svg:y="1.905cm" draw:page-number="3" presentation:class="page"/>
          <draw:frame draw:name="Google Shape;66;ga5178bf3d4_2_17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frame draw:name="Google Shape;75;p16" presentation:style-name="pr3" draw:text-style-name="P6" draw:layer="layout" svg:width="14.763cm" svg:height="1.48cm" svg:x="3.313cm" svg:y="1.12cm" presentation:class="title" presentation:user-transformed="true">
          <draw:text-box>
            <text:p text:style-name="P1"><text:span text:style-name="T4">Results</text:span></text:p>
          </draw:text-box>
        </draw:frame>
        <draw:frame draw:name="Google Shape;76;p16" draw:style-name="gr1" draw:text-style-name="P3" draw:layer="layout" svg:width="1.602cm" svg:height="1.071cm" svg:x="1.287cm" svg:y="1.341cm">
          <draw:image xlink:href="Pictures/1000020100000128000000C601AE6BDC2A7E6AB9.png" xlink:type="simple" xlink:show="embed" xlink:actuate="onLoad">
            <text:p/>
          </draw:image>
        </draw:frame>
        <draw:custom-shape draw:name="Google Shape;77;p16" draw:style-name="gr3" draw:text-style-name="P5" draw:layer="layout" svg:width="25.399cm" svg:height="0.697cm" svg:x="0.028cm" svg:y="13.58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2;g1c7feb7f43d_0_37:notes" draw:style-name="gr2" draw:layer="layout" svg:width="16.932cm" svg:height="9.524cm" svg:x="1.059cm" svg:y="1.905cm" draw:page-number="4" presentation:class="page"/>
          <draw:frame draw:name="Google Shape;73;g1c7feb7f43d_0_37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frame draw:name="Google Shape;82;p17" presentation:style-name="pr3" draw:text-style-name="P6" draw:layer="layout" svg:width="14.763cm" svg:height="1.48cm" svg:x="3.313cm" svg:y="1.12cm" presentation:class="title" presentation:user-transformed="true">
          <draw:text-box>
            <text:p text:style-name="P1"><text:span text:style-name="T4">Results</text:span></text:p>
          </draw:text-box>
        </draw:frame>
        <draw:frame draw:name="Google Shape;83;p17" draw:style-name="gr1" draw:text-style-name="P3" draw:layer="layout" svg:width="1.602cm" svg:height="1.071cm" svg:x="1.287cm" svg:y="1.341cm">
          <draw:image xlink:href="Pictures/1000020100000128000000C601AE6BDC2A7E6AB9.png" xlink:type="simple" xlink:show="embed" xlink:actuate="onLoad">
            <text:p/>
          </draw:image>
        </draw:frame>
        <draw:custom-shape draw:name="Google Shape;84;p17" draw:style-name="gr3" draw:text-style-name="P5" draw:layer="layout" svg:width="25.399cm" svg:height="0.697cm" svg:x="0.028cm" svg:y="13.58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9;g1c7feb7f43d_0_67:notes" draw:style-name="gr2" draw:layer="layout" svg:width="16.932cm" svg:height="9.524cm" svg:x="1.059cm" svg:y="1.905cm" draw:page-number="5" presentation:class="page"/>
          <draw:frame draw:name="Google Shape;80;g1c7feb7f43d_0_67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frame draw:name="Google Shape;89;p18" presentation:style-name="pr3" draw:text-style-name="P6" draw:layer="layout" svg:width="14.763cm" svg:height="1.48cm" svg:x="3.313cm" svg:y="1.12cm" presentation:class="title" presentation:user-transformed="true">
          <draw:text-box>
            <text:p text:style-name="P1"><text:span text:style-name="T4">Solution description</text:span></text:p>
          </draw:text-box>
        </draw:frame>
        <draw:frame draw:name="Google Shape;90;p18" draw:style-name="gr1" draw:text-style-name="P3" draw:layer="layout" svg:width="1.602cm" svg:height="1.071cm" svg:x="1.287cm" svg:y="1.341cm">
          <draw:image xlink:href="Pictures/1000020100000128000000C601AE6BDC2A7E6AB9.png" xlink:type="simple" xlink:show="embed" xlink:actuate="onLoad">
            <text:p/>
          </draw:image>
        </draw:frame>
        <draw:custom-shape draw:name="Google Shape;91;p18" draw:style-name="gr3" draw:text-style-name="P5" draw:layer="layout" svg:width="25.399cm" svg:height="0.697cm" svg:x="0.028cm" svg:y="13.58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6;g1c7feb7f43d_0_43:notes" draw:style-name="gr2" draw:layer="layout" svg:width="16.932cm" svg:height="9.524cm" svg:x="1.059cm" svg:y="1.905cm" draw:page-number="6" presentation:class="page"/>
          <draw:frame draw:name="Google Shape;87;g1c7feb7f43d_0_43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>
        <draw:frame draw:name="Google Shape;96;p19" presentation:style-name="pr3" draw:text-style-name="P6" draw:layer="layout" svg:width="14.763cm" svg:height="1.48cm" svg:x="3.313cm" svg:y="1.12cm" presentation:class="title" presentation:user-transformed="true">
          <draw:text-box>
            <text:p text:style-name="P1"><text:span text:style-name="T4">Solution description</text:span></text:p>
          </draw:text-box>
        </draw:frame>
        <draw:frame draw:name="Google Shape;97;p19" draw:style-name="gr1" draw:text-style-name="P3" draw:layer="layout" svg:width="1.602cm" svg:height="1.071cm" svg:x="1.287cm" svg:y="1.341cm">
          <draw:image xlink:href="Pictures/1000020100000128000000C601AE6BDC2A7E6AB9.png" xlink:type="simple" xlink:show="embed" xlink:actuate="onLoad">
            <text:p/>
          </draw:image>
        </draw:frame>
        <draw:custom-shape draw:name="Google Shape;98;p19" draw:style-name="gr3" draw:text-style-name="P5" draw:layer="layout" svg:width="25.399cm" svg:height="0.697cm" svg:x="0.028cm" svg:y="13.58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3;g1c7feb7f43d_0_61:notes" draw:style-name="gr2" draw:layer="layout" svg:width="16.932cm" svg:height="9.524cm" svg:x="1.059cm" svg:y="1.905cm" draw:page-number="7" presentation:class="page"/>
          <draw:frame draw:name="Google Shape;94;g1c7feb7f43d_0_61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2T1">
        <draw:frame draw:name="Google Shape;103;p20" presentation:style-name="pr3" draw:text-style-name="P6" draw:layer="layout" svg:width="14.763cm" svg:height="1.48cm" svg:x="3.313cm" svg:y="1.12cm" presentation:class="title" presentation:user-transformed="true">
          <draw:text-box>
            <text:p text:style-name="P1"><text:span text:style-name="T4">What’s next? </text:span></text:p>
          </draw:text-box>
        </draw:frame>
        <draw:frame draw:name="Google Shape;104;p20" draw:style-name="gr1" draw:text-style-name="P3" draw:layer="layout" svg:width="1.602cm" svg:height="1.071cm" svg:x="1.287cm" svg:y="1.341cm">
          <draw:image xlink:href="Pictures/1000020100000128000000C601AE6BDC2A7E6AB9.png" xlink:type="simple" xlink:show="embed" xlink:actuate="onLoad">
            <text:p/>
          </draw:image>
        </draw:frame>
        <draw:custom-shape draw:name="Google Shape;105;p20" draw:style-name="gr3" draw:text-style-name="P5" draw:layer="layout" svg:width="25.399cm" svg:height="0.697cm" svg:x="0.028cm" svg:y="13.58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0;g1c7feb7f43d_0_55:notes" draw:style-name="gr2" draw:layer="layout" svg:width="16.932cm" svg:height="9.524cm" svg:x="1.059cm" svg:y="1.905cm" draw:page-number="8" presentation:class="page"/>
          <draw:frame draw:name="Google Shape;101;g1c7feb7f43d_0_5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TITLE_5f_AND_5f_BODY" presentation:presentation-page-layout-name="AL2T1">
        <draw:frame draw:name="Google Shape;110;p21" presentation:style-name="pr3" draw:text-style-name="P6" draw:layer="layout" svg:width="17.413cm" svg:height="1.939cm" svg:x="3.027cm" svg:y="5.474cm" presentation:class="title" presentation:user-transformed="true">
          <draw:text-box>
            <text:p text:style-name="P1"><text:span text:style-name="T5">Any questions ?</text:span></text:p>
          </draw:text-box>
        </draw:frame>
        <draw:frame draw:name="Google Shape;111;p21" draw:style-name="gr1" draw:text-style-name="P3" draw:layer="layout" svg:width="12.775cm" svg:height="5.935cm" svg:x="10.885cm" svg:y="8.352cm">
          <draw:image xlink:href="Pictures/100002010000044E000002002B4157F761680B93.png" xlink:type="simple" xlink:show="embed" xlink:actuate="onLoad">
            <text:p/>
          </draw:image>
        </draw:frame>
        <draw:frame draw:name="Google Shape;112;p21" draw:style-name="gr1" draw:text-style-name="P3" draw:layer="layout" svg:width="2.214cm" svg:height="2.332cm" svg:x="3.423cm" svg:y="2.544cm">
          <draw:image xlink:href="Pictures/10000201000000BC000000C6258DCA44362CD905.png" xlink:type="simple" xlink:show="embed" xlink:actuate="onLoad">
            <text:p/>
          </draw:image>
        </draw:frame>
        <presentation:notes draw:style-name="dp2">
          <draw:page-thumbnail draw:name="Google Shape;107;ga5178bf3d4_2_43:notes" draw:style-name="gr2" draw:layer="layout" svg:width="16.932cm" svg:height="9.524cm" svg:x="1.059cm" svg:y="1.905cm" draw:page-number="9" presentation:class="page"/>
          <draw:frame draw:name="Google Shape;108;ga5178bf3d4_2_43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ter" svg:font-family="Inter"/>
    <style:font-face style:name="Inter SemiBold" svg:font-family="'Inter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3"/>
    <meta:generator>LibreOfficeDev/6.0.5.2$Linux_X86_64 LibreOffice_project/</meta:generator>
  </office:meta>
</office:document-meta>
</file>